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Heading_20_1">
      <style:paragraph-properties fo:break-before="page"/>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fo:font-style="italic" fo:font-weight="bold" style:font-style-asian="italic" style:font-weight-asian="bold" style:font-style-complex="italic" style:font-weight-complex="bold"/>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fo:font-style="normal" fo:font-weight="bold" style:font-style-asian="normal" style:font-weight-asian="bold" style:font-style-complex="normal" style:font-weight-complex="bold"/>
    </style:style>
    <style:style style:name="P60" style:family="paragraph" style:parent-style-name="Heading_20_3">
      <style:text-properties fo:font-weight="normal" style:font-weight-asian="normal" style:font-weight-complex="normal"/>
    </style:style>
    <style:style style:name="P61" style:family="paragraph" style:parent-style-name="Heading_20_4">
      <style:text-properties fo:font-style="italic" fo:font-weight="bold" style:font-style-asian="italic" style:font-weight-asian="bold" style:font-style-complex="italic" style:font-weight-complex="bold"/>
    </style:style>
    <style:style style:name="P62" style:family="paragraph" style:parent-style-name="Heading_20_4">
      <style:paragraph-properties fo:margin-left="0cm" fo:margin-right="0cm" fo:text-indent="0cm" style:auto-text-indent="fals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28">
      <style:paragraph-properties fo:text-align="start" style:justify-single-word="false"/>
      <style:text-properties fo:font-weight="bold" style:font-weight-asian="bold" style:font-weight-complex="bold"/>
    </style:style>
    <style:style style:name="P78" style:family="paragraph" style:parent-style-name="Text_20_body" style:list-style-name="L30">
      <style:text-properties fo:font-weight="bold" style:font-weight-asian="bold" style:font-weight-complex="bold"/>
    </style:style>
    <style:style style:name="P79" style:family="paragraph" style:parent-style-name="Text_20_body" style:list-style-name="L42">
      <style:text-properties fo:font-weight="bold" style:font-weight-asian="bold" style:font-weight-complex="bold"/>
    </style:style>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39">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1">
      <style:text-properties fo:font-style="normal" fo:font-weight="normal" style:font-style-asian="normal" style:font-weight-asian="normal" style:font-style-complex="normal" style:font-weight-complex="normal"/>
    </style:style>
    <style:style style:name="P89" style:family="paragraph" style:parent-style-name="Text_20_body" style:list-style-name="L32">
      <style:text-properties fo:font-style="normal" fo:font-weight="normal" style:font-style-asian="normal" style:font-weight-asian="normal" style:font-style-complex="normal" style:font-weight-complex="normal"/>
    </style:style>
    <style:style style:name="P90" style:family="paragraph" style:parent-style-name="Text_20_body" style:list-style-name="L33">
      <style:text-properties fo:font-style="normal" fo:font-weight="normal" style:font-style-asian="normal" style:font-weight-asian="normal" style:font-style-complex="normal" style:font-weight-complex="normal"/>
    </style:style>
    <style:style style:name="P91" style:family="paragraph" style:parent-style-name="Text_20_body" style:list-style-name="L34">
      <style:text-properties fo:font-style="normal" fo:font-weight="normal" style:font-style-asian="normal" style:font-weight-asian="normal" style:font-style-complex="normal" style:font-weight-complex="normal"/>
    </style:style>
    <style:style style:name="P92" style:family="paragraph" style:parent-style-name="Text_20_body" style:list-style-name="L35">
      <style:text-properties fo:font-style="normal" fo:font-weight="normal" style:font-style-asian="normal" style:font-weight-asian="normal" style:font-style-complex="normal" style:font-weight-complex="normal"/>
    </style:style>
    <style:style style:name="P93" style:family="paragraph" style:parent-style-name="Text_20_body" style:list-style-name="L37">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paragraph-properties fo:text-align="start" style:justify-single-word="false"/>
    </style:style>
    <style:style style:name="P108" style:family="paragraph" style:parent-style-name="Text_20_body" style:list-style-name="L29"/>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6"/>
    <style:style style:name="P112" style:family="paragraph" style:parent-style-name="Text_20_body" style:list-style-name="L38"/>
    <style:style style:name="P113" style:family="paragraph" style:parent-style-name="Text_20_body" style:list-style-name="L40"/>
    <style:style style:name="P114" style:family="paragraph" style:parent-style-name="Text_20_body" style:list-style-name="L41"/>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6">
      <style:paragraph-properties fo:margin-left="1.251cm" fo:margin-right="0cm" fo:text-indent="-0.635cm" style:auto-text-indent="false"/>
    </style:style>
    <style:style style:name="P121" style:family="paragraph" style:parent-style-name="Contents_20_5">
      <style:paragraph-properties>
        <style:tab-stops>
          <style:tab-stop style:position="15.004cm" style:type="right" style:leader-style="dotted" style:leader-text="."/>
        </style:tab-stops>
      </style:paragraph-properties>
    </style:style>
    <style:style style:name="P122" style:family="paragraph">
      <style:paragraph-properties fo:margin-left="0cm" fo:margin-right="0cm" fo:margin-top="0cm" fo:margin-bottom="0cm" fo:line-height="100%" fo:text-align="center" fo:text-indent="0cm" style:text-autospace="none">
        <style:tab-stops/>
      </style:paragraph-properties>
    </style:style>
    <style:style style:name="P12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4-01-3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63">Table of Contents</text:p>
          </text:index-title>
          <text:p text:style-name="P64">1 Legal<text:tab/>4</text:p>
          <text:p text:style-name="P64">2 Changes: Objects, Scene &amp; Nodes<text:tab/>5</text:p>
          <text:p text:style-name="P65">2.1 Names are now optional<text:tab/>5</text:p>
          <text:p text:style-name="P65">2.2 How to debug MovableObjects' (and Nodes) data<text:tab/>5</text:p>
          <text:p text:style-name="P66">2.2.1 Interpreting ArrayVector3<text:tab/>7</text:p>
          <text:p text:style-name="P66">2.2.2 Dummy pointers instead of NULL<text:tab/>8</text:p>
          <text:p text:style-name="P65">2.3 Attachment and Visibility<text:tab/>9</text:p>
          <text:p text:style-name="P65">2.4 Attaching/Detaching is more expensive than hiding<text:tab/>9</text:p>
          <text:p text:style-name="P65">2.5 All MovableObjects require a SceneNode (Lights &amp; Cameras)<text:tab/>9</text:p>
          <text:p text:style-name="P65">2.6 Obtaining derived transforms<text:tab/>10</text:p>
          <text:p text:style-name="P65">2.7 SCENE_STATIC and SCENE_DYNAMIC<text:tab/>11</text:p>
          <text:p text:style-name="P66">2.7.1 What means a Node to be SCENE_STATIC:<text:tab/>11</text:p>
          <text:p text:style-name="P66">2.7.2 What means a Entities (and InstancedEntities) to be SCENE_STATIC:<text:tab/>11</text:p>
          <text:p text:style-name="P66">2.7.3 General<text:tab/>12</text:p>
          <text:p text:style-name="P65">2.8 Ogre asserts mCachedAabbOutOfDate or mCachedTransformOutOfDate while in debug mode<text:tab/>13</text:p>
          <text:p text:style-name="P64">3 Technical Overview<text:tab/>14</text:p>
          <text:p text:style-name="P65">3.1 Overview<text:tab/>14</text:p>
          <text:p text:style-name="P66">3.1.1 SIMD Coherence<text:tab/>15</text:p>
          <text:p text:style-name="P65">3.2 Memory Managers usage patterns<text:tab/>15</text:p>
          <text:p text:style-name="P66">3.2.1 Cleanups<text:tab/>15</text:p>
          <text:p text:style-name="P65">3.3 Memory preallocation<text:tab/>16</text:p>
          <text:p text:style-name="P65">3.4 Configuring memory managers<text:tab/>16</text:p>
          <text:p text:style-name="P65">3.5 Where is RenderTarget::update? Why do I get errors in Viewport?<text:tab/>16</text:p>
          <text:p text:style-name="P64">4 Compositor<text:tab/>18</text:p>
          <text:p text:style-name="P65">4.1 Nodes<text:tab/>19</text:p>
          <text:p text:style-name="P66">4.1.1 Input &amp; output channels and RTTs<text:tab/>20</text:p>
          <text:p text:style-name="P67">4.1.1.1 Locally declared textures<text:tab/>20</text:p>
          <text:p text:style-name="P67">4.1.1.2 It comes from an input channel.<text:tab/>20</text:p>
          <text:p text:style-name="P67">4.1.1.3 It is a global texture<text:tab/>21</text:p>
          <text:p text:style-name="P67">4.1.1.4 Main RenderTarget<text:tab/>22</text:p>
          <text:p text:style-name="P66">4.1.2 Passes<text:tab/>23</text:p>
          <text:p text:style-name="P67">4.1.2.1 clear<text:tab/>24</text:p>
          <text:p text:style-name="P67">4.1.2.2 quad<text:tab/>24</text:p>
          <text:p text:style-name="P67">4.1.2.3 resolve<text:tab/>25</text:p>
          <text:p text:style-name="P67">4.1.2.4 render_scene<text:tab/>25</text:p>
          <text:p text:style-name="P67">4.1.2.5 stencil<text:tab/>27</text:p>
          <text:p text:style-name="P66">4.1.3 Textures<text:tab/>27</text:p>
          <text:p text:style-name="P67">4.1.3.1 MSAA: Explicit vs Implicit resolves<text:tab/>27</text:p>
          <text:p text:style-name="P121"><text:s/>Implicit resolves<text:tab/>27</text:p>
          <text:p text:style-name="P121"><text:s/>Explicit resolves<text:tab/>28</text:p>
          <text:p text:style-name="P121"><text:s/>Resources<text:tab/>28</text:p>
          <text:p text:style-name="P65">4.2 Shadow Nodes<text:tab/>28</text:p>
          <text:p text:style-name="P66">4.2.1 Setting up shadow nodes<text:tab/>29</text:p>
          <text:p text:style-name="P66">4.2.2 Example<text:tab/>31</text:p>
          <text:p text:style-name="P66">4.2.3 Shadow map atlas<text:tab/>34</text:p>
          <text:p text:style-name="P66">4.2.4 Reuse, recalculate and first<text:tab/>34</text:p>
          <text:p text:style-name="P66">4.2.5 Shadow mapping setup types<text:tab/>36</text:p>
          <text:p text:style-name="P67">4.2.5.1 Uniform shadow mapping<text:tab/>36</text:p>
          <text:p text:style-name="P67"><text:soft-page-break/>4.2.5.2 Focused<text:tab/>36</text:p>
          <text:p text:style-name="P67">4.2.5.3 LispSM<text:tab/>37</text:p>
          <text:p text:style-name="P67">4.2.5.4 PSSM / CSM<text:tab/>37</text:p>
          <text:p text:style-name="P67">4.2.5.5 Plane Optimal<text:tab/>37</text:p>
          <text:p text:style-name="P66">4.2.6 Writing shaders<text:tab/>38</text:p>
          <text:p text:style-name="P65">4.3 Workspaces<text:tab/>38</text:p>
          <text:p text:style-name="P66">4.3.1 Data dependencies between nodes and circular dependencies<text:tab/>41</text:p>
          <text:p text:style-name="P65">4.4 Setting up code<text:tab/>41</text:p>
          <text:p text:style-name="P66">4.4.1 Initializing the workspace<text:tab/>41</text:p>
          <text:p text:style-name="P66">4.4.2 Simple bootstrap for beginners<text:tab/>41</text:p>
          <text:p text:style-name="P66">4.4.3 Advanced C++ users<text:tab/>42</text:p>
          <text:p text:style-name="P64">5 Instancing<text:tab/>43</text:p>
          <text:p text:style-name="P65">5.1 What is instancing?<text:tab/>43</text:p>
          <text:p text:style-name="P65">5.2 Instancing 101<text:tab/>43</text:p>
          <text:p text:style-name="P66">5.2.1 Instances per batch<text:tab/>43</text:p>
          <text:p text:style-name="P65">5.3 Techniques<text:tab/>44</text:p>
          <text:p text:style-name="P66">5.3.1 ShaderBased<text:tab/>44</text:p>
          <text:p text:style-name="P66">5.3.2 VTF (Software)<text:tab/>44</text:p>
          <text:p text:style-name="P66">5.3.3 HW VTF<text:tab/>45</text:p>
          <text:p text:style-name="P67">5.3.3.1 HW VTF LUT<text:tab/>45</text:p>
          <text:p text:style-name="P66">5.3.4 HW Basic<text:tab/>46</text:p>
          <text:p text:style-name="P65">5.4 Custom parameters<text:tab/>46</text:p>
          <text:p text:style-name="P65">5.5 Supporting multiple submeshes<text:tab/>46</text:p>
          <text:p text:style-name="P65">5.6 Defragmenting batches<text:tab/>48</text:p>
          <text:p text:style-name="P66">5.6.1 What is batch fragmentation?<text:tab/>48</text:p>
          <text:p text:style-name="P66">5.6.2 Prevention: Avoiding fragmentation<text:tab/>48</text:p>
          <text:p text:style-name="P66">5.6.3 Cure: Defragmenting on the fly<text:tab/>49</text:p>
          <text:p text:style-name="P65">5.7 Troubleshooting<text:tab/>49</text:p>
          <text:p text:style-name="P64">6 Threading<text:tab/>52</text:p>
          <text:p text:style-name="P65">6.1 Initializing<text:tab/>52</text:p>
          <text:p text:style-name="P66">6.1.1 Ideal number of threads<text:tab/>52</text:p>
          <text:p text:style-name="P66">6.1.2 More info about InstancingThreadedCullingMethod<text:tab/>52</text:p>
          <text:p text:style-name="P65">6.2 What tasks are threaded in Ogre<text:tab/>54</text:p>
          <text:p text:style-name="P65">6.3 Using Ogre's threading system for custom tasks<text:tab/>54</text:p>
          <text:p text:style-name="P65">6.4 Thread safety of SceneNodes<text:tab/>55</text:p>
          <text:p text:style-name="P64">7 Performance Hints<text:tab/>57</text:p>
        </text:index-body>
      </text:table-of-content>
      <text:p text:style-name="Text_20_body"/>
      <text:h text:style-name="P5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1769218994604795754"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58"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381656824103680167"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1779177595028689038"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1458502501842096540"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475484589100806921"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057704854309109807" text:style-name="L6">
        <text:list-item>
          <text:p text:style-name="P73">Nodes/Objects are of type SCENE_STATIC and their data changed (i.e. you called setPosition) but no call to SceneManager::notifyStaticDirty was made.</text:p>
        </text:list-item>
      </text:list>
      <text:list xml:id="list1670686919159576991" text:style-name="L7">
        <text:list-item>
          <text:list>
            <text:list-item>
              <text:p text:style-name="P74"><text:span text:style-name="T36">Solution:</text:span> Call SceneManager::notifyStaticDirty, or use a function that implicitly calls that function.</text:p>
            </text:list-item>
          </text:list>
        </text:list-item>
      </text:list>
      <text:list xml:id="list24372554" text:continue-list="list6057704854309109807" text:style-name="L6">
        <text:list-item>
          <text:p text:style-name="P73">You've manually modified their data (i.e. you called setPosition) after SceneManager::updateAllTransforms or SceneManager::updateAllBounds happened; most likely through a listener.</text:p>
        </text:list-item>
      </text:list>
      <text:list xml:id="list3373451248528310472" text:style-name="L8">
        <text:list-item>
          <text:list>
            <text:list-item>
              <text:p text:style-name="P75">Solutions:</text:p>
            </text:list-item>
          </text:list>
        </text:list-item>
      </text:list>
      <text:list xml:id="list8115393191245918054" text:style-name="L9">
        <text:list-item>
          <text:list>
            <text:list-item>
              <text:p text:style-name="P80">Move your calculations so that they happen before updateAllTransforms.</text:p>
            </text:list-item>
            <text:list-item>
              <text:p text:style-name="P80">If it's just a few nodes, call Node::_getDerivedPositionUpdated or MovableObject::getWorldAabbUpdated after modifying the object to force a full update on that node/entity only.</text:p>
            </text:list-item>
            <text:list-item>
              <text:p text:style-name="P80">If it they're many nodes/entities, manually call updateAllTransforms/updateAllBounds again.</text:p>
            </text:list-item>
          </text:list>
        </text:list-item>
      </text:list>
      <text:list xml:id="list24371941" text:continue-list="list24372554" text:style-name="L6">
        <text:list-item>
          <text:p text:style-name="P120">It's a bug in Ogre. Because the refactor was very large, some components still try to modify nodes and movables after the call to updateAllTransforms/updateAllBounds.</text:p>
        </text:list-item>
      </text:list>
      <text:list xml:id="list5680181678680039166" text:style-name="L10">
        <text:list-item>
          <text:list>
            <text:list-item>
              <text:p text:style-name="P76">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5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3709578712444460607"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3" svg:width="9.002cm" svg:height="4.5cm" svg:x="0cm" svg:y="0cm"><text:p text:style-name="P122"><text:span text:style-name="T65">NodeMemoryManager</text:span></text:p><text:p text:style-name="P122"><text:span text:style-name="T66">(contains multiple...)</text:span></text:p><text:p text:style-name="P122"><text:span text:style-name="T65"/></text:p><text:p text:style-name="P122"><text:span text:style-name="T65"/></text:p><text:p text:style-name="P122"><text:span text:style-name="T65"/></text:p><text:p text:style-name="P122"><text:span text:style-name="T65"/></text:p><text:p text:style-name="P122"><text:span text:style-name="T65"/></text:p><text:p text:style-name="P122"><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5"/></text:p><text:p text:style-name="P122"><text:span text:style-name="T65"/></text:p><text:p text:style-name="P122"><text:span text:style-name="T65">class NodeArrayMemoryManager</text:span></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5"/></text:p><text:p text:style-name="P122"><text:span text:style-name="T65"/></text:p><text:p text:style-name="P122"><text:span text:style-name="T65">Transform</text:span></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24358734"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3" svg:width="9.002cm" svg:height="4.5cm" svg:x="0cm" svg:y="0cm"><text:p text:style-name="P122"><text:span text:style-name="T65">ObjectMemoryManager</text:span></text:p><text:p text:style-name="P122"><text:span text:style-name="T66">(contains multiple...)</text:span></text:p><text:p text:style-name="P122"><text:span text:style-name="T65"/></text:p><text:p text:style-name="P122"><text:span text:style-name="T65"/></text:p><text:p text:style-name="P122"><text:span text:style-name="T65"/></text:p><text:p text:style-name="P122"><text:span text:style-name="T65"/></text:p><text:p text:style-name="P122"><text:span text:style-name="T65"/></text:p><text:p text:style-name="P122"><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5"/></text:p><text:p text:style-name="P122"><text:span text:style-name="T65"/></text:p><text:p text:style-name="P122"><text:span text:style-name="T65">class ObjectDataArrayMemoryManager</text:span></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5"/></text:p><text:p text:style-name="P122"><text:span text:style-name="T65"/></text:p><text:p text:style-name="P122"><text:span text:style-name="T65">MovableObject</text:span></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464562040567637293"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5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530455096575443712"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1854318265538871243" text:style-name="L14">
        <text:list-item>
          <text:p text:style-name="P85"><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745263923807775290" text:style-name="L15">
        <text:list-item>
          <text:p text:style-name="P94"><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215886314452560045" text:style-name="L16">
        <text:list-item>
          <text:p text:style-name="P95">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24344368" text:continue-numbering="true" text:style-name="L16">
        <text:list-item>
          <text:p text:style-name="P95">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24371835" text:continue-numbering="true" text:style-name="L16">
        <text:list-item>
          <text:p text:style-name="P95">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4832212049308335960"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p text:style-name="Text_20_body">More passes are planned including the ability for users to extend with custom passes which used to be present in 1.x.</text:p>
      <text:p text:style-name="Text_20_body">Planned passes are:</text:p>
      <text:list xml:id="list130590110497225180" text:style-name="L18">
        <text:list-item>
          <text:p text:style-name="P97">Paraboloid mapping passes (useful for efficient env. mapping and point light shadow maps)</text:p>
        </text:list-item>
        <text:list-item>
          <text:p text:style-name="P97">N pass (optimizes Ogre data for two or more passes i.e. a Z pre-pass with minimum overhead in the engine since the cull data is the same)</text:p>
        </text:list-item>
      </text:list>
      <text:p text:style-name="Text_20_body">All passes support the following script parameters:</text:p>
      <text:list xml:id="list24361555" text:continue-list="list24371835" text:style-name="L16">
        <text:list-item>
          <text:p text:style-name="P95">pass &lt;type&gt; [slice]</text:p>
        </text:list-item>
      </text:list>
      <text:p text:style-name="P49">'<text:span text:style-name="T29">type</text:span>' must be one of the supported types: clear, quad, resolve, render_scene, stencil</text:p>
      <text:p text:style-name="P49">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24346387" text:continue-numbering="true" text:style-name="L16">
        <text:list-item>
          <text:p text:style-name="P95">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5425555817570030614" text:style-name="L19">
        <text:list-item>
          <text:p text:style-name="P98">use_quad [yes|no]</text:p>
        </text:list-item>
      </text:list>
      <text:p text:style-name="P44">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29">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text:soft-page-break/>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24362920" text:continue-list="list24346387" text:style-name="L16">
        <text:list-item>
          <text:p text:style-name="P95">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4613759570393924453" text:style-name="L20">
        <text:list-item>
          <text:p text:style-name="P99">rq_first <text:s/>&lt;id&gt;</text:p>
        </text:list-item>
      </text:list>
      <text:p text:style-name="P50">Replaces first_render_queue. The default is 0. Must be a value between 0 and 255. The value is inclusive</text:p>
      <text:list xml:id="list24360544" text:continue-numbering="true" text:style-name="L20">
        <text:list-item>
          <text:p text:style-name="P99">rq_last <text:s/>&lt;id&gt;</text:p>
        </text:list-item>
      </text:list>
      <text:p text:style-name="P50">Replaces last_render_queue. The default is “max” which is a special parameter that implies <text:soft-page-break/>the last active render queue ID. If numeric, value must be between 0 and 255. The value is <text:span text:style-name="T36">not</text:span> inclusive.</text:p>
      <text:list xml:id="list24361488" text:continue-numbering="true" text:style-name="L20">
        <text:list-item>
          <text:p text:style-name="P99">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24347622" text:continue-numbering="true" text:style-name="L20">
        <text:list-item>
          <text:p text:style-name="P99">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24363616" text:continue-numbering="true" text:style-name="L20">
        <text:list-item>
          <text:p text:style-name="P99">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4355570" text:continue-numbering="true" text:style-name="L20">
        <text:list-item>
          <text:p text:style-name="P99">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4354161" text:continue-numbering="true" text:style-name="L20">
        <text:list-item>
          <text:p text:style-name="P99">lod_update_list <text:span text:style-name="T63">[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4365252" text:continue-numbering="true" text:style-name="L20">
        <text:list-item>
          <text:p text:style-name="P99">lod_bias <text:s/>&lt;bias&gt;</text:p>
        </text:list-item>
      </text:list>
      <text:p text:style-name="P50">Applies a bias multiplier to the lod. Valid values are in range [0; Inf). A higher lod bias causes <text:soft-page-break/>LOD to pop up sooner. Default: 1.0</text:p>
      <text:list xml:id="list24340489" text:continue-numbering="true" text:style-name="L20">
        <text:list-item>
          <text:p text:style-name="P99">camera_cubemap_reorient <text:span text:style-name="T63">[yes|no]</text:span></text:p>
        </text:list-item>
      </text:list>
      <text:p text:style-name="P50">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0"><text:span text:style-name="T36">Note:</text:span> if the target is not a cubemap, Ogre will still try to rotate the camera, often to unintended angles.</text:p>
      <text:h text:style-name="P62"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3727654240769194162" text:style-name="L21">
        <text:list-item>
          <text:p text:style-name="P100">Attempting to bind a dirty RTT as a texture will cause Ogre to send the MSAA buffer; granting the shader the ability to access subsamples.</text:p>
        </text:list-item>
        <text:list-item>
          <text:p text:style-name="P10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7038650174777405659" text:style-name="L22">
        <text:list-item>
          <text:p text:style-name="P101"><text:a xlink:type="simple" xlink:href="http://mynameismjp.wordpress.com/2012/10/24/msaa-overview/"><text:span text:style-name="T52">A Quick Overview of MSAA</text:span></text:a></text:p>
        </text:list-item>
        <text:list-item>
          <text:p text:style-name="P101"><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4351089" text:continue-list="list24340489" text:style-name="L20">
        <text:list-item>
          <text:p text:style-name="P99">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4346317" text:continue-numbering="true" text:style-name="L20">
        <text:list-item>
          <text:p text:style-name="P99">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24362111" text:continue-numbering="true" text:style-name="L20">
        <text:list-item>
          <text:p text:style-name="P99">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2"> When this value is negative, lispsm reverts to a focused shadow map technique. This is very useful for users who want to use PSSM techniques with focused setups instead of LispSM.</text:span></text:p>
      <text:list xml:id="list24341189" text:continue-numbering="true" text:style-name="L20">
        <text:list-item>
          <text:p text:style-name="P99">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2"> When optimal_adjust_factor is negative (i.e. pssm + focused), this setting is ignored.</text:span></text:p>
      <text:list xml:id="list24346574" text:continue-numbering="true" text:style-name="L20">
        <text:list-item>
          <text:p text:style-name="P99">num_splits &lt;num_splits&gt;</text:p>
        </text:list-item>
      </text:list>
      <text:p text:style-name="P50">Only used by PSSM techniques. Specifies the number of splits per light. Can vary per <text:soft-page-break/>shadow map. The number of splits must be greater than 2. Default is 3.</text:p>
      <text:list xml:id="list24354646" text:continue-numbering="true" text:style-name="L20">
        <text:list-item>
          <text:p text:style-name="P99">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108344150678728906" text:style-name="L23">
        <text:list-item>
          <text:p text:style-name="P102">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157388655825565353" text:style-name="L24">
        <text:list-item>
          <text:p text:style-name="P103">&lt;Name&gt;</text:p>
        </text:list-item>
      </text:list>
      <text:p text:style-name="P50">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24357445" text:continue-numbering="true" text:style-name="L24">
        <text:list-item>
          <text:p text:style-name="P103">&lt;fsaa&gt;</text:p>
        </text:list-item>
      </text:list>
      <text:p text:style-name="P50">The default value is always 0 regardless of system settings. Setting this to higher values will activate fsaa. This behavior differs from regular texture declarations.</text:p>
      <text:list xml:id="list24345745" text:continue-numbering="true" text:style-name="L24">
        <text:list-item>
          <text:p text:style-name="P103">&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4370519" text:continue-numbering="true" text:style-name="L24">
        <text:list-item>
          <text:p text:style-name="P103">light &lt;index&gt;</text:p>
        </text:list-item>
      </text:list>
      <text:p text:style-name="P50">Indicates which light index will be associated with this shadow map. i.e. the Shadow map #0 may contain the Nth closest shadow mapping light to the entity, not necessarily the first one.</text:p>
      <text:list xml:id="list24371513" text:continue-numbering="true" text:style-name="L24">
        <text:list-item>
          <text:p text:style-name="P103">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ext:soft-page-break/>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951628977220349455" text:style-name="L25">
        <text:list-item>
          <text:p text:style-name="P104"><text:soft-page-break/>SHADOW_NODE_REUSE</text:p>
        </text:list-item>
        <text:list-item>
          <text:p text:style-name="P104">SHADOW_NODE_RECALCULATE</text:p>
        </text:list-item>
        <text:list-item>
          <text:p text:style-name="P10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054627396619995746" text:style-name="L26">
        <text:list-item>
          <text:p text:style-name="P105">One for opaque geometry.</text:p>
        </text:list-item>
        <text:list-item>
          <text:p text:style-name="P10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822764428455827238" text:style-name="L27">
        <text:list-item>
          <text:p text:style-name="P106">One for opaque geometry.</text:p>
        </text:list-item>
        <text:list-item>
          <text:p text:style-name="P106">Another for reflections, seen from a different camera.</text:p>
        </text:list-item>
        <text:list-item>
          <text:p text:style-name="P106">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1669048162514794383" text:style-name="L28">
        <text:list-item>
          <text:p text:style-name="P77"><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7"><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7"><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342681440871860907" text:style-name="L29">
        <text:list-item>
          <text:p text:style-name="P108"><text:a xlink:type="simple" xlink:href="http://mynameismjp.wordpress.com/2013/09/10/shadow-maps/">A Sampling of Shadow Techniques</text:a></text:p>
        </text:list-item>
        <text:list-item>
          <text:p text:style-name="P108"><text:a xlink:type="simple" xlink:href="http://msdn.microsoft.com/en-us/library/windows/desktop/ee416307(v=vs.85).aspx">Cascaded Shadow Maps</text:a></text:p>
        </text:list-item>
        <text:list-item>
          <text:p text:style-name="P108"><text:a xlink:type="simple" xlink:href="http://visual-computing.intel-research.net/art/publications/sdsm/">Sample Distribution Shadow Maps</text:a></text:p>
        </text:list-item>
        <text:list-item>
          <text:p text:style-name="P10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4353653" text:continue-list="list24371513" text:style-name="L24">
        <text:list-item>
          <text:p text:style-name="P103">&lt;Node Name 1&gt;</text:p>
        </text:list-item>
      </text:list>
      <text:p text:style-name="P50">The name of the Node that will be executed before “<text:span text:style-name="T29">Node Name 2”</text:span></text:p>
      <text:list xml:id="list24359441" text:continue-numbering="true" text:style-name="L24">
        <text:list-item>
          <text:p text:style-name="P103">[&lt;output ch #&gt;] [&lt;output ch #&gt;] … [&lt;output ch #&gt;]</text:p>
        </text:list-item>
      </text:list>
      <text:p text:style-name="P52">Channel numbers from “<text:span text:style-name="T29">Node Name 1”</text:span>'s output channels that will be connected to “<text:span text:style-name="T29">Node Name 2</text:span>”.</text:p>
      <text:list xml:id="list24353442" text:continue-numbering="true" text:style-name="L24">
        <text:list-item>
          <text:p text:style-name="P103">&lt;Node Name 2&gt;</text:p>
        </text:list-item>
      </text:list>
      <text:p text:style-name="P52">The name of the Node that will be executed after “<text:span text:style-name="T29">Node Name 1”</text:span></text:p>
      <text:list xml:id="list24356849" text:continue-numbering="true" text:style-name="L24">
        <text:list-item>
          <text:p text:style-name="P103">[&lt;input ch #&gt;] [&lt;input ch #&gt;] … [&lt;input ch #&gt;]</text:p>
        </text:list-item>
      </text:list>
      <text:p text:style-name="P52">Channel numbers from “<text:span text:style-name="T29">Node Name 2”</text:span>'s inputs channels that will be connected from “<text:span text:style-name="T29">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4348276" text:continue-numbering="true" text:style-name="L24">
        <text:list-item>
          <text:p text:style-name="P103">&lt;Node Name 1&gt;</text:p>
        </text:list-item>
      </text:list>
      <text:p text:style-name="P50">The name of the Node that will receive the final RTT</text:p>
      <text:list xml:id="list24347987" text:continue-numbering="true" text:style-name="L24">
        <text:list-item>
          <text:p text:style-name="P103">&lt;input channel #&gt;</text:p>
        </text:list-item>
      </text:list>
      <text:p text:style-name="P50">The number of the input channel from <text:span text:style-name="T29">Node Name 1</text:span><text:span text:style-name="T34">.</text:span></text:p>
      <text:p text:style-name="P47">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7"/>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4342660" text:continue-numbering="true" text:style-name="L24">
        <text:list-item>
          <text:p text:style-name="P103">&lt;Node Name&gt;</text:p>
        </text:list-item>
      </text:list>
      <text:p text:style-name="P52">The name of the original instance</text:p>
      <text:list xml:id="list24351417" text:continue-numbering="true" text:style-name="L24">
        <text:list-item>
          <text:p text:style-name="P103">&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5"/>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55"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6956671588259001797" text:style-name="L30">
        <text:list-item>
          <text:p text:style-name="P109"><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4970986771048244079" text:style-name="L31">
        <text:list-item>
          <text:p text:style-name="P110"><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59"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057147269270516348" text:style-name="L32">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56"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765740191042232180" text:style-name="L33">
        <text:list-item>
          <text:p text:style-name="P90">ShaderInstancing.material</text:p>
        </text:list-item>
        <text:list-item>
          <text:p text:style-name="P90">ShaderInstancing.vert (GLSL)</text:p>
        </text:list-item>
        <text:list-item>
          <text:p text:style-name="P90">ShaderInstancing.cg (Cg, works with HLSL)</text:p>
        </text:list-item>
      </text:list>
      <text:h text:style-name="P59"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299262133367429225" text:style-name="L34">
        <text:list-item>
          <text:p text:style-name="P91">VTFInstancing.material</text:p>
        </text:list-item>
        <text:list-item>
          <text:p text:style-name="P91">VTFInstancing.vert (GLSL)</text:p>
        </text:list-item>
        <text:list-item>
          <text:p text:style-name="P91">VTFInstancing.cg (Cg, also works with HLSL)</text:p>
        </text:list-item>
      </text:list>
      <text:h text:style-name="P59"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4986690014288768022" text:style-name="L35">
        <text:list-item>
          <text:p text:style-name="P92">HW_VTFInstancing.material</text:p>
        </text:list-item>
        <text:list-item>
          <text:p text:style-name="P92">HW_VTFInstancing.vert (GLSL)</text:p>
        </text:list-item>
        <text:list-item>
          <text:p text:style-name="P92">HW_VTFInstancing.cg (Cg, works with HLSL)</text:p>
        </text:list-item>
      </text:list>
      <text:h text:style-name="P61"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6686166840867234778" text:style-name="L36">
        <text:list-item>
          <text:p text:style-name="P11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2085749217711399488" text:style-name="L37">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57" text:outline-level="2"><text:soft-page-break/>Defragmenting batches</text:h>
      <text:h text:style-name="Heading_20_3" text:outline-level="3">What is batch fragmentation?</text:h>
      <text:p text:style-name="Text_20_body">There are two kinds of fragmentation:</text:p>
      <text:list xml:id="list707550800826562075" text:style-name="L38">
        <text:list-item>
          <text:p text:style-name="P112">“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2">“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0" text:outline-level="3">Prevention: Avoiding fragmentation</text:h>
      <text:p text:style-name="P39">If you're creating static objects that won't move (i.e. trees), create them sorted by proximity. This helps both types of fragmentation:</text:p>
      <text:list xml:id="list3054807096642467090" text:style-name="L39">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60"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57"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9" text:note-class="footnote"><text:note-citation>9</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5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135911690225117229" text:style-name="L40">
        <text:list-item>
          <text:p text:style-name="P113">HW Basic</text:p>
        </text:list-item>
        <text:list-item>
          <text:p text:style-name="P11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9219868889138986262" text:style-name="L41">
        <text:list-item>
          <text:p text:style-name="P11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4">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3617330813290838780" text:style-name="L42">
        <text:list-item>
          <text:p text:style-name="P115"><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5"><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52">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4570829666939264909" text:style-name="L43">
        <text:list-item>
          <text:p text:style-name="P116"><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6"><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6"><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4027550301237631668" text:style-name="L44">
        <text:list-item>
          <text:p text:style-name="P117"><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7"><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7"><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55" text:outline-level="1">Performance Hints</text:h>
      <text:p text:style-name="P38">DO:</text:p>
      <text:list xml:id="list24342339" text:continue-list="list24354646" text:style-name="L45">
        <text:list-item>
          <text:p text:style-name="P118"><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8"><text:span text:style-name="T36">Use Instancing whenever possible:</text:span> InstancedObjects are lightweight, have less RenderQueue and API draw call overhead</text:p>
        </text:list-item>
        <text:list-item>
          <text:p text:style-name="P118"><text:span text:style-name="T36">Reduce the number of bones in a rig to the minimum necessary.</text:span> Specially if there are going to be many copies of it</text:p>
        </text:list-item>
        <text:list-item>
          <text:p text:style-name="P11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8"/>
        </text:list-item>
      </text:list>
      <text:p text:style-name="P38">DON'T:</text:p>
      <text:list xml:id="list5675076906413195286" text:style-name="L46">
        <text:list-item>
          <text:p text:style-name="P119">Don't update objects created as SCENE_STATIC very often. Updating just one SceneNode or Entity will force to update many of them, possibly all; thus nullifying the performance benefits from SCENE_STATIC .</text:p>
        </text:list-item>
        <text:list-item>
          <text:p text:style-name="P119">Don't create objects that never move, rotate or scale as SCENE_DYNAMIC</text:p>
        </text:list-item>
        <text:list-item>
          <text:p text:style-name="P11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9">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31T04:20:01.62</dc:date>
    <dc:creator>Matías N Goldberg</dc:creator>
    <meta:editing-duration>P1DT4H31M14S</meta:editing-duration>
    <meta:editing-cycles>886</meta:editing-cycles>
    <meta:generator>OpenOffice/4.0.1$Win32 OpenOffice.org_project/401m5$Build-9714</meta:generator>
    <meta:document-statistic meta:table-count="51" meta:image-count="8" meta:object-count="1" meta:page-count="57" meta:paragraph-count="1130" meta:word-count="16772" meta:character-count="10430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